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fo:min-height="10.103cm"/>
    </style:style>
    <style:style style:name="P1" style:family="paragraph">
      <style:paragraph-properties fo:margin-left="0cm" fo:margin-right="0cm" fo:text-indent="0cm"/>
      <style:text-properties fo:font-family="Monaco" style:font-family-generic="swiss" style:font-pitch="variable" fo:font-size="12pt"/>
    </style:style>
    <style:style style:name="T1" style:family="text">
      <style:text-properties fo:font-family="Monaco" style:font-family-generic="swiss" style:font-pitch="variable" fo:font-size="12pt"/>
    </style:style>
    <style:style style:name="T2" style:family="text">
      <style:text-properties fo:color="#dc2300" fo:font-family="Monaco" style:font-family-generic="swiss" style:font-pitch="variable" fo:font-size="12pt" fo:font-weight="bold"/>
    </style:style>
    <style:style style:name="T3" style:family="text">
      <style:text-properties fo:color="#dc2300" fo:font-family="Monaco" style:font-family-generic="swiss" style:font-pitch="variable"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21.034cm" svg:height="10.353cm" svg:x="0.139cm" svg:y="0.047cm">
          <draw:text-box>
            <text:p text:style-name="P1"><text:span text:style-name="T1">$ </text:span><text:span text:style-name="T2">ftp mirror.switch.ch</text:span></text:p>
            <text:p text:style-name="P1"><text:span text:style-name="T1">Trying 130.59.10.34...</text:span></text:p>
            <text:p text:style-name="P1"><text:span text:style-name="T1">Connected to moon.switch.ch.</text:span></text:p>
            <text:p text:style-name="P1"><text:span text:style-name="T1">220-SWITCHmirror (formerly known as Swiss SunSITE) welcomes you!</text:span></text:p>
            <text:p text:style-name="P1"><text:span text:style-name="T1">220 </text:span></text:p>
            <text:p text:style-name="P1"><text:span text:style-name="T1">Name (mirror.switch.ch:markus): </text:span><text:span text:style-name="T3">anonymous</text:span></text:p>
            <text:p text:style-name="P1"><text:span text:style-name="T1">331 Please specify the password.</text:span></text:p>
            <text:p text:style-name="P1"><text:span text:style-name="T1">Password:</text:span></text:p>
            <text:p text:style-name="P1"><text:span text:style-name="T1">230- Welcome to SWITCHmirror <text:s text:c="20"/>ftp://mirror.switch.ch/</text:span></text:p>
            <text:p text:style-name="P1"><text:span text:style-name="T1">230- ----------------------- <text:s text:c="19"/>http://mirror.switch.ch/</text:span></text:p>
            <text:p text:style-name="P1"><text:span text:style-name="T1">[....]</text:span></text:p>
            <text:p text:style-name="P1"><text:span text:style-name="T1">230-</text:span></text:p>
            <text:p text:style-name="P1"><text:span text:style-name="T1">230 Login successful.</text:span></text:p>
            <text:p text:style-name="P1"><text:span text:style-name="T1">Remote system type is UNIX.</text:span></text:p>
            <text:p text:style-name="P1"><text:span text:style-name="T1">Using binary mode to transfer files.</text:span></text:p>
            <text:p text:style-name="P1"><text:span text:style-name="T1">ftp&gt; </text:span></text:p>
            <text:p text:style-name="P1"><text:span text:style-name="T1">ftp&gt; </text:span><text:span text:style-name="T3">quit</text:span></text:p>
            <text:p text:style-name="P1"><text:span text:style-name="T1">221 Goodbye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Tahoma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0_Aqua_Beta_3$Unix OpenOffice.org_project/680m7$Build-9044</meta:generator>
    <meta:creation-date>2007-04-12T13:44:59</meta:creation-date>
    <dc:date>2007-04-12T13:49:12</dc:date>
    <dc:language>de-DE</dc:language>
    <meta:editing-cycles>2</meta:editing-cycles>
    <meta:editing-duration>PT4M16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